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3333ff" style:font-name="Liberation Mono" fo:font-size="9pt" fo:font-weight="bold" officeooo:rsid="0020a1db" officeooo:paragraph-rsid="0020a1db" style:font-size-asian="9pt" style:font-weight-asian="bold" style:font-size-complex="9pt" style:font-weight-complex="bold"/>
    </style:style>
    <style:style style:name="P4" style:family="paragraph" style:parent-style-name="Standard">
      <style:text-properties fo:color="#3333ff" style:font-name="Liberation Mono" fo:font-size="9pt" fo:font-weight="bold" officeooo:rsid="0020a1db" officeooo:paragraph-rsid="0021f9a2" style:font-size-asian="9pt" style:font-weight-asian="bold" style:font-size-complex="9pt" style:font-weight-complex="bold"/>
    </style:style>
    <style:style style:name="P5" style:family="paragraph" style:parent-style-name="Standard">
      <style:text-properties fo:color="#3333ff" style:font-name="Liberation Mono" fo:font-size="9pt" fo:font-weight="bold" officeooo:rsid="0020a1db" officeooo:paragraph-rsid="00220339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normal" officeooo:rsid="00268ad1" officeooo:paragraph-rsid="00268ad1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weight="normal" officeooo:rsid="002689ed" officeooo:paragraph-rsid="002689ed" style:font-weight-asian="normal" style:font-weight-complex="normal"/>
    </style:style>
    <style:style style:name="P8" style:family="paragraph" style:parent-style-name="List_20_Paragraph">
      <style:text-properties officeooo:rsid="0020a1db" officeooo:paragraph-rsid="0020a1db"/>
    </style:style>
    <style:style style:name="P9" style:family="paragraph" style:parent-style-name="List_20_Paragraph">
      <style:text-properties fo:color="#3333ff" fo:font-size="9pt" officeooo:rsid="00257109" officeooo:paragraph-rsid="00257109" style:font-size-asian="9pt" style:font-size-complex="9pt"/>
    </style:style>
    <style:style style:name="P10" style:family="paragraph" style:parent-style-name="List_20_Paragraph">
      <style:text-properties fo:color="#3333ff" fo:font-weight="bold" officeooo:rsid="00298338" officeooo:paragraph-rsid="00298338" style:font-weight-asian="bold" style:font-weight-complex="bold"/>
    </style:style>
    <style:style style:name="P11" style:family="paragraph" style:parent-style-name="List_20_Paragraph">
      <style:text-properties fo:color="#3333ff" fo:font-weight="bold" officeooo:rsid="002f924f" officeooo:paragraph-rsid="002f924f" style:font-weight-asian="bold" style:font-weight-complex="bold"/>
    </style:style>
    <style:style style:name="P12" style:family="paragraph" style:parent-style-name="List_20_Paragraph">
      <style:text-properties fo:color="#3333ff" officeooo:rsid="002765a5" officeooo:paragraph-rsid="002765a5"/>
    </style:style>
    <style:style style:name="P13" style:family="paragraph" style:parent-style-name="List_20_Paragraph">
      <style:text-properties fo:color="#3333ff" officeooo:rsid="00298338" officeooo:paragraph-rsid="00298338"/>
    </style:style>
    <style:style style:name="P14" style:family="paragraph" style:parent-style-name="List_20_Paragraph">
      <style:text-properties fo:color="#3333ff" officeooo:rsid="002c4911" officeooo:paragraph-rsid="002c4911"/>
    </style:style>
    <style:style style:name="P15" style:family="paragraph" style:parent-style-name="List_20_Paragraph">
      <style:text-properties fo:color="#3333ff" officeooo:rsid="002c4911" officeooo:paragraph-rsid="002cf5f4"/>
    </style:style>
    <style:style style:name="P16" style:family="paragraph" style:parent-style-name="List_20_Paragraph">
      <style:text-properties fo:color="#3333ff" officeooo:rsid="002f924f" officeooo:paragraph-rsid="002f924f"/>
    </style:style>
    <style:style style:name="P17" style:family="paragraph" style:parent-style-name="List_20_Paragraph">
      <style:text-properties fo:color="#3333ff" officeooo:rsid="002fcd65" officeooo:paragraph-rsid="002fcd65"/>
    </style:style>
    <style:style style:name="P18" style:family="paragraph" style:parent-style-name="List_20_Paragraph">
      <style:text-properties fo:color="#3333ff" officeooo:rsid="003170a4" officeooo:paragraph-rsid="003170a4"/>
    </style:style>
    <style:style style:name="P19" style:family="paragraph" style:parent-style-name="List_20_Paragraph">
      <style:text-properties fo:color="#3333ff" officeooo:rsid="0033d9aa" officeooo:paragraph-rsid="0033d9aa"/>
    </style:style>
    <style:style style:name="P20" style:family="paragraph" style:parent-style-name="List_20_Paragraph">
      <style:text-properties officeooo:rsid="0024a341" officeooo:paragraph-rsid="0024a341"/>
    </style:style>
    <style:style style:name="P21" style:family="paragraph" style:parent-style-name="List_20_Paragraph">
      <style:text-properties officeooo:rsid="003180ce" officeooo:paragraph-rsid="003180ce"/>
    </style:style>
    <style:style style:name="P22" style:family="paragraph" style:parent-style-name="List_20_Paragraph">
      <style:paragraph-properties fo:margin-left="2.54cm" fo:margin-right="0cm" fo:text-indent="0cm" style:auto-text-indent="false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language="en" fo:country="US" fo:font-weight="bold" style:font-weight-asian="bold"/>
    </style:style>
    <style:style style:name="P25" style:family="paragraph" style:parent-style-name="Standard">
      <style:text-properties fo:language="en" fo:country="US" fo:font-style="italic" style:font-style-asian="italic"/>
    </style:style>
    <style:style style:name="P26" style:family="paragraph" style:parent-style-name="Standard">
      <style:text-properties fo:font-style="italic" style:font-style-asian="italic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text-properties fo:font-weight="bold" officeooo:paragraph-rsid="002689ed" style:font-weight-asian="bold"/>
    </style:style>
    <style:style style:name="P29" style:family="paragraph" style:parent-style-name="Standard" style:list-style-name="WWNum4">
      <style:text-properties fo:font-size="9pt" fo:font-weight="normal" officeooo:rsid="00268ad1" officeooo:paragraph-rsid="002765a5" style:font-size-asian="9pt" style:font-weight-asian="normal" style:font-size-complex="9pt" style:font-weight-complex="normal"/>
    </style:style>
    <style:style style:name="P30" style:family="paragraph" style:parent-style-name="List_20_Paragraph" style:list-style-name="WWNum4"/>
    <style:style style:name="P31" style:family="paragraph" style:parent-style-name="List_20_Paragraph" style:list-style-name="WWNum4">
      <style:text-properties officeooo:paragraph-rsid="0023e2bb"/>
    </style:style>
    <style:style style:name="P32" style:family="paragraph" style:parent-style-name="List_20_Paragraph" style:list-style-name="WWNum4">
      <style:text-properties officeooo:paragraph-rsid="0024a341"/>
    </style:style>
    <style:style style:name="P33" style:family="paragraph" style:parent-style-name="List_20_Paragraph" style:list-style-name="WWNum4">
      <style:text-properties officeooo:paragraph-rsid="00327916"/>
    </style:style>
    <style:style style:name="P34" style:family="paragraph" style:parent-style-name="List_20_Paragraph" style:list-style-name="WWNum4">
      <style:text-properties fo:color="#3333ff" officeooo:rsid="0024a341" officeooo:paragraph-rsid="0024a341"/>
    </style:style>
    <style:style style:name="P35" style:family="paragraph" style:parent-style-name="List_20_Paragraph" style:list-style-name="WWNum4">
      <style:text-properties fo:color="#3333ff" officeooo:rsid="00257109" officeooo:paragraph-rsid="00257109"/>
    </style:style>
    <style:style style:name="P36" style:family="paragraph" style:parent-style-name="List_20_Paragraph" style:list-style-name="WWNum4">
      <style:text-properties fo:color="#3333ff" fo:font-weight="bold" officeooo:rsid="00257109" officeooo:paragraph-rsid="00257109" style:font-weight-asian="bold" style:font-weight-complex="bold"/>
    </style:style>
    <style:style style:name="P37" style:family="paragraph" style:parent-style-name="List_20_Paragraph" style:list-style-name="WWNum4">
      <style:text-properties fo:color="#3333ff" fo:font-weight="bold" officeooo:rsid="00268ad1" officeooo:paragraph-rsid="00268ad1" style:font-weight-asian="bold" style:font-weight-complex="bold"/>
    </style:style>
    <style:style style:name="P38" style:family="paragraph" style:parent-style-name="List_20_Paragraph" style:list-style-name="WWNum8">
      <style:text-properties fo:color="#3333ff" fo:font-weight="bold" officeooo:rsid="00298338" officeooo:paragraph-rsid="00298338" style:font-weight-asian="bold" style:font-weight-complex="bold"/>
    </style:style>
    <style:style style:name="P39" style:family="paragraph" style:parent-style-name="List_20_Paragraph" style:list-style-name="WWNum4">
      <style:text-properties fo:color="#3333ff" fo:font-weight="bold" officeooo:rsid="002c1c98" officeooo:paragraph-rsid="002c1c98" style:font-weight-asian="bold" style:font-weight-complex="bold"/>
    </style:style>
    <style:style style:name="P40" style:family="paragraph" style:parent-style-name="List_20_Paragraph" style:list-style-name="WWNum4">
      <style:text-properties fo:color="#3333ff" fo:font-weight="normal" officeooo:rsid="00257109" officeooo:paragraph-rsid="00257109" style:font-weight-asian="normal" style:font-weight-complex="normal"/>
    </style:style>
    <style:style style:name="P41" style:family="paragraph" style:parent-style-name="List_20_Paragraph" style:list-style-name="WWNum4">
      <style:text-properties fo:color="#3333ff" officeooo:rsid="002689ed" officeooo:paragraph-rsid="002689ed"/>
    </style:style>
    <style:style style:name="P42" style:family="paragraph" style:parent-style-name="List_20_Paragraph" style:list-style-name="WWNum4">
      <style:text-properties fo:color="#3333ff" officeooo:rsid="00268ad1" officeooo:paragraph-rsid="00268ad1"/>
    </style:style>
    <style:style style:name="P43" style:family="paragraph" style:parent-style-name="List_20_Paragraph" style:list-style-name="WWNum4">
      <style:text-properties fo:color="#3333ff" officeooo:rsid="002765a5" officeooo:paragraph-rsid="002765a5"/>
    </style:style>
    <style:style style:name="P44" style:family="paragraph" style:parent-style-name="List_20_Paragraph" style:list-style-name="WWNum8">
      <style:text-properties fo:color="#3333ff" officeooo:rsid="00298338" officeooo:paragraph-rsid="00298338"/>
    </style:style>
    <style:style style:name="P45" style:family="paragraph" style:parent-style-name="List_20_Paragraph" style:list-style-name="WWNum4">
      <style:text-properties fo:color="#3333ff" officeooo:rsid="002aec29" officeooo:paragraph-rsid="002aec29"/>
    </style:style>
    <style:style style:name="P46" style:family="paragraph" style:parent-style-name="List_20_Paragraph" style:list-style-name="WWNum4">
      <style:text-properties fo:color="#3333ff" officeooo:rsid="002fcd65" officeooo:paragraph-rsid="002fcd65"/>
    </style:style>
    <style:style style:name="P47" style:family="paragraph" style:parent-style-name="List_20_Paragraph" style:list-style-name="WWNum4">
      <style:text-properties fo:color="#3333ff" officeooo:rsid="003170a4" officeooo:paragraph-rsid="003170a4"/>
    </style:style>
    <style:style style:name="P48" style:family="paragraph" style:parent-style-name="List_20_Paragraph" style:list-style-name="WWNum4">
      <style:text-properties fo:color="#3333ff" fo:font-size="9pt" officeooo:rsid="003180ce" officeooo:paragraph-rsid="003180ce" style:font-size-asian="9pt" style:font-size-complex="9pt"/>
    </style:style>
    <style:style style:name="P49" style:family="paragraph" style:parent-style-name="List_20_Paragraph" style:list-style-name="WWNum4">
      <style:text-properties fo:color="#3333ff" officeooo:paragraph-rsid="00327916"/>
    </style:style>
    <style:style style:name="P50" style:family="paragraph" style:parent-style-name="List_20_Paragraph" style:list-style-name="WWNum4">
      <style:text-properties fo:color="#3333ff" officeooo:rsid="00327916" officeooo:paragraph-rsid="00327916"/>
    </style:style>
    <style:style style:name="P51" style:family="paragraph" style:parent-style-name="List_20_Paragraph" style:list-style-name="WWNum4">
      <style:text-properties fo:color="#3333ff" officeooo:rsid="0033d9aa" officeooo:paragraph-rsid="0033d9aa"/>
    </style:style>
    <style:style style:name="P52" style:family="paragraph" style:parent-style-name="List_20_Paragraph" style:list-style-name="WWNum4">
      <style:text-properties officeooo:rsid="0024a341" officeooo:paragraph-rsid="0024a341"/>
    </style:style>
    <style:style style:name="P53" style:family="paragraph" style:parent-style-name="List_20_Paragraph" style:list-style-name="WWNum4">
      <style:text-properties officeooo:rsid="00268ad1" officeooo:paragraph-rsid="00268ad1"/>
    </style:style>
    <style:style style:name="P54" style:family="paragraph" style:parent-style-name="List_20_Paragraph" style:list-style-name="WWNum4">
      <style:text-properties officeooo:rsid="002765a5" officeooo:paragraph-rsid="002765a5"/>
    </style:style>
    <style:style style:name="P55" style:family="paragraph" style:parent-style-name="List_20_Paragraph" style:list-style-name="WWNum8"/>
    <style:style style:name="P56" style:family="paragraph" style:parent-style-name="List_20_Paragraph" style:list-style-name="WWNum8">
      <style:text-properties officeooo:paragraph-rsid="00298338"/>
    </style:style>
    <style:style style:name="P57" style:family="paragraph" style:parent-style-name="List_20_Paragraph" style:list-style-name="WWNum4">
      <style:text-properties officeooo:rsid="002aec29" officeooo:paragraph-rsid="002aec29"/>
    </style:style>
    <style:style style:name="P58" style:family="paragraph" style:parent-style-name="List_20_Paragraph" style:list-style-name="WWNum4">
      <style:text-properties officeooo:rsid="002ee9c5" officeooo:paragraph-rsid="002ee9c5"/>
    </style:style>
    <style:style style:name="P59" style:family="paragraph" style:parent-style-name="List_20_Paragraph" style:list-style-name="WWNum4">
      <style:text-properties officeooo:rsid="002fcd65" officeooo:paragraph-rsid="002fcd65"/>
    </style:style>
    <style:style style:name="P60" style:family="paragraph" style:parent-style-name="List_20_Paragraph" style:list-style-name="WWNum4">
      <style:paragraph-properties fo:margin-left="0cm" fo:margin-right="0cm" fo:text-indent="0cm" style:auto-text-indent="false"/>
      <style:text-properties officeooo:rsid="00327916" officeooo:paragraph-rsid="00327916"/>
    </style:style>
    <style:style style:name="P61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916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2cf5f4" style:font-size-asian="9pt" style:font-size-complex="9pt"/>
    </style:style>
    <style:style style:name="T7" style:family="text">
      <style:text-properties fo:font-size="9pt" officeooo:rsid="002ee9c5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333ff" fo:font-size="9pt" style:font-size-asian="9pt" style:font-size-complex="9pt"/>
    </style:style>
    <style:style style:name="T10" style:family="text">
      <style:text-properties fo:color="#3333f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3333ff" fo:font-size="9pt" fo:font-weight="bold" officeooo:rsid="00220339" style:font-size-asian="9pt" style:font-weight-asian="bold" style:font-size-complex="9pt" style:font-weight-complex="bold"/>
    </style:style>
    <style:style style:name="T12" style:family="text">
      <style:text-properties fo:color="#3333ff" fo:font-size="9pt" fo:font-weight="bold" officeooo:rsid="0023e2bb" style:font-size-asian="9pt" style:font-weight-asian="bold" style:font-size-complex="9pt" style:font-weight-complex="bold"/>
    </style:style>
    <style:style style:name="T13" style:family="text">
      <style:text-properties fo:color="#3333ff" fo:font-size="9pt" fo:font-weight="normal" officeooo:rsid="0023e2bb" style:font-size-asian="9pt" style:font-weight-asian="normal" style:font-size-complex="9pt" style:font-weight-complex="normal"/>
    </style:style>
    <style:style style:name="T14" style:family="text">
      <style:text-properties fo:color="#3333ff" fo:font-size="9pt" fo:language="en" fo:country="US" fo:font-weight="normal" style:font-size-asian="9pt" style:font-weight-asian="normal" style:font-size-complex="9pt" style:font-weight-complex="normal"/>
    </style:style>
    <style:style style:name="T15" style:family="text">
      <style:text-properties fo:color="#3333ff" fo:font-size="9pt" fo:language="en" fo:country="US" fo:font-weight="bold" style:font-size-asian="9pt" style:font-weight-asian="bold" style:font-size-complex="9pt" style:font-weight-complex="bold"/>
    </style:style>
    <style:style style:name="T16" style:family="text">
      <style:text-properties fo:color="#3333ff" fo:font-size="9pt" fo:language="en" fo:country="US" fo:font-weight="bold" officeooo:rsid="00268ad1" style:font-size-asian="9pt" style:font-weight-asian="bold" style:font-size-complex="9pt" style:font-weight-complex="bold"/>
    </style:style>
    <style:style style:name="T17" style:family="text">
      <style:text-properties fo:color="#3333ff" fo:font-weight="bold" officeooo:rsid="0023e2bb" style:font-weight-asian="bold" style:font-weight-complex="bold"/>
    </style:style>
    <style:style style:name="T18" style:family="text">
      <style:text-properties fo:color="#3333ff" fo:font-weight="bold" officeooo:rsid="0024a341" style:font-weight-asian="bold" style:font-weight-complex="bold"/>
    </style:style>
    <style:style style:name="T19" style:family="text">
      <style:text-properties fo:color="#3333ff" fo:font-weight="bold" officeooo:rsid="00327916" style:font-weight-asian="bold" style:font-weight-complex="bold"/>
    </style:style>
    <style:style style:name="T20" style:family="text">
      <style:text-properties fo:color="#3333ff" officeooo:rsid="00257109"/>
    </style:style>
    <style:style style:name="T21" style:family="text">
      <style:text-properties fo:color="#3333ff" fo:language="en" fo:country="US"/>
    </style:style>
    <style:style style:name="T22" style:family="text">
      <style:text-properties fo:color="#3333ff" fo:language="en" fo:country="US" fo:font-weight="bold" officeooo:rsid="002765a5" style:font-weight-asian="bold" style:font-weight-complex="bold"/>
    </style:style>
    <style:style style:name="T23" style:family="text">
      <style:text-properties fo:color="#3333ff" officeooo:rsid="0032791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1f9a2" style:font-weight-asian="normal" style:font-weight-complex="normal"/>
    </style:style>
    <style:style style:name="T26" style:family="text">
      <style:text-properties fo:font-weight="normal" officeooo:rsid="00220339" style:font-weight-asian="normal" style:font-weight-complex="normal"/>
    </style:style>
    <style:style style:name="T27" style:family="text">
      <style:text-properties officeooo:rsid="002c4911"/>
    </style:style>
    <style:style style:name="T28" style:family="text">
      <style:text-properties officeooo:rsid="003279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TD LDAP</text:p>
      <text:p text:style-name="Standard">Le TD est divisé en deux partie, une partie coté client et une partie serveur.</text:p>
      <text:p text:style-name="Standard">V2 2019</text:p>
      <text:h text:style-name="Heading_20_1" text:outline-level="1">Partie 1</text:h>
      <text:p text:style-name="Standard">Note : toutes les questions du TP sont à faire sur hpc01</text:p>
      <text:h text:style-name="Heading_20_2" text:outline-level="2">Utilisation du client.</text:h>
      <text:p text:style-name="Standard">La commande qui permet de consulter l’annuaire est « ldapsearch ».</text:p>
      <text:list xml:id="list5175742987292370063" text:style-name="WWNum4">
        <text:list-item>
          <text:p text:style-name="P30">Lisez la MAN page de ldapsearch. Quel paramètre il faut utiliser pour se connecter de façon anonyme ? Exécutez la commande.</text:p>
        </text:list-item>
      </text:list>
      <text:p text:style-name="P8"><text:span text:style-name="Source_20_Text"><text:span text:style-name="T10">[romain.pereira@hpc01 ~]$ ldapsearch -x</text:span></text:span></text:p>
      <text:p text:style-name="P8"><text:span text:style-name="Source_20_Text"><text:span text:style-name="T9"># extended LDIF</text:span></text:span></text:p>
      <text:p text:style-name="P8"><text:span text:style-name="Source_20_Text"><text:span text:style-name="T9">#</text:span></text:span></text:p>
      <text:p text:style-name="P8"><text:span text:style-name="Source_20_Text"><text:span text:style-name="T9"># LDAPv3</text:span></text:span></text:p>
      <text:p text:style-name="P8"><text:span text:style-name="Source_20_Text"><text:span text:style-name="T9"># base &lt;dc=ccc,dc=cdc,dc=fr&gt; (default) with scope subtree</text:span></text:span></text:p>
      <text:p text:style-name="P8"><text:span text:style-name="Source_20_Text"><text:span text:style-name="T9"># filter: (objectclass=*)</text:span></text:span></text:p>
      <text:p text:style-name="P8"><text:span text:style-name="Source_20_Text"><text:span text:style-name="T9"># requesting: ALL</text:span></text:span></text:p>
      <text:p text:style-name="P8"><text:span text:style-name="Source_20_Text"><text:span text:style-name="T9">#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ccc.cdc.fr</text:span></text:span></text:p>
      <text:p text:style-name="P8"><text:span text:style-name="Source_20_Text"><text:span text:style-name="T9">dn: dc=ccc,dc=cdc,dc=fr</text:span></text:span></text:p>
      <text:p text:style-name="P8"><text:span text:style-name="Source_20_Text"><text:span text:style-name="T9">dc: ccc</text:span></text:span></text:p>
      <text:p text:style-name="P8"><text:span text:style-name="Source_20_Text"><text:span text:style-name="T9">objectClass: top</text:span></text:span></text:p>
      <text:p text:style-name="P8"><text:span text:style-name="Source_20_Text"><text:span text:style-name="T9">objectClass: domain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ldapadm, ccc.cdc.fr</text:span></text:span></text:p>
      <text:p text:style-name="P8"><text:span text:style-name="Source_20_Text"><text:span text:style-name="T9">dn: cn=ldapadm,dc=ccc,dc=cdc,dc=fr</text:span></text:span></text:p>
      <text:p text:style-name="P8"><text:span text:style-name="Source_20_Text"><text:span text:style-name="T9">objectClass: organizationalRole</text:span></text:span></text:p>
      <text:p text:style-name="P8"><text:span text:style-name="Source_20_Text"><text:span text:style-name="T9">cn: ldapadm</text:span></text:span></text:p>
      <text:p text:style-name="P8"><text:span text:style-name="Source_20_Text"><text:span text:style-name="T9">description: LDAP Manager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People, ccc.cdc.fr</text:span></text:span></text:p>
      <text:p text:style-name="P8"><text:span text:style-name="Source_20_Text"><text:span text:style-name="T9">dn: ou=People,dc=ccc,dc=cdc,dc=fr</text:span></text:span></text:p>
      <text:p text:style-name="P8"><text:span text:style-name="Source_20_Text"><text:span text:style-name="T9">objectClass: organizationalUnit</text:span></text:span></text:p>
      <text:p text:style-name="P8"><text:span text:style-name="Source_20_Text"><text:span text:style-name="T9">ou: People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Group, ccc.cdc.fr</text:span></text:span></text:p>
      <text:p text:style-name="P8"><text:span text:style-name="Source_20_Text"><text:span text:style-name="T9">dn: ou=Group,dc=ccc,dc=cdc,dc=fr</text:span></text:span></text:p>
      <text:p text:style-name="P8"><text:span text:style-name="Source_20_Text"><text:span text:style-name="T9">objectClass: organizationalUnit</text:span></text:span></text:p>
      <text:p text:style-name="P8"><text:span text:style-name="Source_20_Text"><text:span text:style-name="T9">ou: Group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macronm, People, ccc.cdc.fr</text:span></text:span></text:p>
      <text:p text:style-name="P8"><text:span text:style-name="Source_20_Text"><text:span text:style-name="T9">dn: uid=macronm,ou=People,dc=ccc,dc=cdc,dc=fr</text:span></text:span></text:p>
      <text:p text:style-name="P8"><text:span text:style-name="Source_20_Text"><text:span text:style-name="T9">objectClass: top</text:span></text:span></text:p>
      <text:p text:style-name="P8"><text:span text:style-name="Source_20_Text"><text:span text:style-name="T9">objectClass: account</text:span></text:span></text:p>
      <text:p text:style-name="P8"><text:span text:style-name="Source_20_Text"><text:span text:style-name="T9">objectClass: posixAccount</text:span></text:span></text:p>
      <text:p text:style-name="P8"><text:span text:style-name="Source_20_Text"><text:span text:style-name="T9">objectClass: shadowAccount</text:span></text:span></text:p>
      <text:p text:style-name="P8"><text:span text:style-name="Source_20_Text"><text:span text:style-name="T9">cn: macronm</text:span></text:span></text:p>
      <text:p text:style-name="P8"><text:span text:style-name="Source_20_Text"><text:span text:style-name="T9">uid: macronm</text:span></text:span></text:p>
      <text:p text:style-name="P8"><text:span text:style-name="Source_20_Text"><text:span text:style-name="T9">uidNumber: 1001</text:span></text:span></text:p>
      <text:p text:style-name="P8"><text:span text:style-name="Source_20_Text"><text:span text:style-name="T9">gidNumber: 1001</text:span></text:span></text:p>
      <text:p text:style-name="P8"><text:span text:style-name="Source_20_Text"><text:span text:style-name="T9">homeDirectory: /home/macronm</text:span></text:span></text:p>
      <text:p text:style-name="P8"><text:span text:style-name="Source_20_Text"><text:span text:style-name="T9">loginShell: /bin/bash</text:span></text:span></text:p>
      <text:p text:style-name="P8"><text:span text:style-name="Source_20_Text"><text:span text:style-name="T9">gecos: President</text:span></text:span></text:p>
      <text:p text:style-name="P8"><text:span text:style-name="Source_20_Text"><text:span text:style-name="T9"/></text:span></text:p>
      <text:p text:style-name="P8"><text:soft-page-break/><text:span text:style-name="Source_20_Text"><text:span text:style-name="T9"># macronb, People, ccc.cdc.fr</text:span></text:span></text:p>
      <text:p text:style-name="P8"><text:span text:style-name="Source_20_Text"><text:span text:style-name="T9">dn: uid=macronb,ou=People,dc=ccc,dc=cdc,dc=fr</text:span></text:span></text:p>
      <text:p text:style-name="P8"><text:span text:style-name="Source_20_Text"><text:span text:style-name="T9">objectClass: top</text:span></text:span></text:p>
      <text:p text:style-name="P8"><text:span text:style-name="Source_20_Text"><text:span text:style-name="T9">objectClass: account</text:span></text:span></text:p>
      <text:p text:style-name="P8"><text:span text:style-name="Source_20_Text"><text:span text:style-name="T9">objectClass: posixAccount</text:span></text:span></text:p>
      <text:p text:style-name="P8"><text:span text:style-name="Source_20_Text"><text:span text:style-name="T9">objectClass: shadowAccount</text:span></text:span></text:p>
      <text:p text:style-name="P8"><text:span text:style-name="Source_20_Text"><text:span text:style-name="T9">cn: macronb</text:span></text:span></text:p>
      <text:p text:style-name="P8"><text:span text:style-name="Source_20_Text"><text:span text:style-name="T9">uid: macronb</text:span></text:span></text:p>
      <text:p text:style-name="P8"><text:span text:style-name="Source_20_Text"><text:span text:style-name="T9">uidNumber: 1001</text:span></text:span></text:p>
      <text:p text:style-name="P8"><text:span text:style-name="Source_20_Text"><text:span text:style-name="T9">gidNumber: 1001</text:span></text:span></text:p>
      <text:p text:style-name="P8"><text:span text:style-name="Source_20_Text"><text:span text:style-name="T9">homeDirectory: /home/macronb</text:span></text:span></text:p>
      <text:p text:style-name="P8"><text:span text:style-name="Source_20_Text"><text:span text:style-name="T9">loginShell: /bin/bash</text:span></text:span></text:p>
      <text:p text:style-name="P8"><text:span text:style-name="Source_20_Text"><text:span text:style-name="T9">gecos: Premiere dame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search result</text:span></text:span></text:p>
      <text:p text:style-name="P8"><text:span text:style-name="Source_20_Text"><text:span text:style-name="T9">search: 2</text:span></text:span></text:p>
      <text:p text:style-name="P8"><text:span text:style-name="Source_20_Text"><text:span text:style-name="T9">result: 0 Success</text:span></text:span></text:p>
      <text:p text:style-name="P8"><text:span text:style-name="Source_20_Text"><text:span text:style-name="T9"/></text:span></text:p>
      <text:p text:style-name="P8"><text:span text:style-name="Source_20_Text"><text:span text:style-name="T9"># numResponses: 7</text:span></text:span></text:p>
      <text:p text:style-name="P8"><text:span text:style-name="Source_20_Text"><text:span text:style-name="T9"># numEntries: 6</text:span></text:span></text:p>
      <text:p text:style-name="Standard">Faire la même command en ajoutant « strace –e connect » devant la commande.</text:p>
      <text:p text:style-name="P3"><text:span text:style-name="Source_20_Text">[romain.pereira@hpc01 ~]$ strace -e connect ldapsearch -x</text:span></text:p>
      <text:p text:style-name="P5"><text:span text:style-name="Source_20_Text"><text:span text:style-name="T26">connect(3, {sa_family=AF_LOCAL, sun_path="/var/run/nscd/socket"}, 110) = -1 ENOENT (No such file or directory)</text:span></text:span></text:p>
      <text:p text:style-name="P5"><text:span text:style-name="Source_20_Text"><text:span text:style-name="T26">connect(3, {sa_family=AF_LOCAL, sun_path="/var/run/nscd/socket"}, 110) = -1 ENOENT (No such file or directory)</text:span></text:span></text:p>
      <text:p text:style-name="P5"><text:span text:style-name="Source_20_Text"><text:span text:style-name="T26">connect(3, {sa_family=AF_INET, sin_port=htons(389), sin_addr=inet_addr("192.168.1.21")}, 16) = 0</text:span></text:span></text:p>
      <text:p text:style-name="P4"><text:span text:style-name="Source_20_Text"><text:span text:style-name="T25">[...]</text:span></text:span></text:p>
      <text:p text:style-name="P5"><text:span text:style-name="Source_20_Text"><text:span text:style-name="T26">+++ exited with 0 +++</text:span></text:span></text:p>
      <text:p text:style-name="P3"><text:span text:style-name="Source_20_Text"><text:span text:style-name="T24"/></text:span></text:p>
      <text:list xml:id="list174420668003036" text:continue-numbering="true" text:style-name="WWNum4">
        <text:list-item>
          <text:p text:style-name="P31">Quel port est utilisé ? Est-ce sécurisé ?</text:p>
          <text:p text:style-name="P31"><text:span text:style-name="Source_20_Text"><text:span text:style-name="T13">Le port utilisé est le </text:span></text:span><text:span text:style-name="Source_20_Text"><text:span text:style-name="T11">389.</text:span></text:span></text:p>
          <text:p text:style-name="P31"><text:span text:style-name="Source_20_Text"><text:span text:style-name="T13">Non ce n’est pas sécurisé, car le port 389 indique que l’on fait du LDAP (et non pas du LDAPS)</text:span></text:span></text:p>
          <text:p text:style-name="P31"><text:span text:style-name="Source_20_Text"><text:span text:style-name="T12"/></text:span></text:p>
        </text:list-item>
        <text:list-item>
          <text:p text:style-name="P30">Quel mécanisme ldapsearch essaye d’utiliser ?</text:p>
        </text:list-item>
        <text:list-item>
          <text:p text:style-name="P30">A partir du résultat de la commande précédente, donnez les valeurs par défaut pour</text:p>
          <text:list>
            <text:list-item>
              <text:p text:style-name="P31">Le scope : <text:span text:style-name="T17">subtree</text:span></text:p>
            </text:list-item>
            <text:list-item>
              <text:p text:style-name="P31">La base : <text:span text:style-name="T17">&lt;dc=ccc,dc=cdc,dc=fr&gt;</text:span></text:p>
            </text:list-item>
            <text:list-item>
              <text:p text:style-name="P31">Le filtre : <text:span text:style-name="T17">(objectclass=*)</text:span></text:p>
            </text:list-item>
            <text:list-item>
              <text:p text:style-name="P32">Le nombre d’entrées de la réponse : <text:span text:style-name="T18">numEntries: 6</text:span></text:p>
            </text:list-item>
          </text:list>
        </text:list-item>
        <text:list-item>
          <text:p text:style-name="P30">Toujours à partir du résultat de la commande précédente, donnez 2 OU qui se trouve au niveau de « dc=ccc,dc=cdc,dc=fr ».</text:p>
          <text:p text:style-name="P34"><text:span text:style-name="T3">People</text:span> et <text:span text:style-name="T3">Group</text:span></text:p>
          <text:p text:style-name="P30"/>
        </text:list-item>
        <text:list-item>
          <text:p text:style-name="P30">Dans quel fichier de configuration est déclaré le la BASE et l’adresse du serveur LDAP ?</text:p>
        </text:list-item>
      </text:list>
      <text:p text:style-name="P20"><text:span text:style-name="Source_20_Text"><text:span text:style-name="T10">[romain.pereira@hpc01 ~]$ cat /etc/openldap/ldap.conf</text:span></text:span><text:span text:style-name="Source_20_Text"><text:span text:style-name="T9"> </text:span></text:span></text:p>
      <text:p text:style-name="P20"><text:span text:style-name="Source_20_Text"><text:span text:style-name="T9">#</text:span></text:span></text:p>
      <text:p text:style-name="P20"><text:span text:style-name="Source_20_Text"><text:span text:style-name="T9"># LDAP Defaults</text:span></text:span></text:p>
      <text:p text:style-name="P20"><text:span text:style-name="Source_20_Text"><text:span text:style-name="T9">#</text:span></text:span></text:p>
      <text:p text:style-name="P20"><text:span text:style-name="Source_20_Text"><text:span text:style-name="T9"/></text:span></text:p>
      <text:p text:style-name="P20"><text:span text:style-name="Source_20_Text"><text:span text:style-name="T9"># See ldap.conf(5) for details</text:span></text:span></text:p>
      <text:p text:style-name="P20"><text:span text:style-name="Source_20_Text"><text:span text:style-name="T9"># This file should be world readable but not world writable.</text:span></text:span></text:p>
      <text:p text:style-name="P20"><text:span text:style-name="Source_20_Text"><text:span text:style-name="T9"/></text:span></text:p>
      <text:p text:style-name="P20"><text:span text:style-name="Source_20_Text"><text:span text:style-name="T9">BASE <text:s text:c="3"/>dc=ccc,dc=cdc,dc=fr</text:span></text:span></text:p>
      <text:p text:style-name="P20"><text:span text:style-name="Source_20_Text"><text:span text:style-name="T9">URI <text:s text:c="4"/></text:span></text:span><text:a xlink:type="simple" xlink:href="ldap://hpc01" text:style-name="Internet_20_link" text:visited-style-name="Visited_20_Internet_20_Link"><text:span text:style-name="Source_20_Text">ldap://hpc01</text:span></text:a></text:p>
      <text:list xml:id="list174421183401420" text:continue-numbering="true" text:style-name="WWNum4">
        <text:list-header>
          <text:p text:style-name="P52"/>
        </text:list-header>
        <text:list-item>
          <text:p text:style-name="P30"><text:soft-page-break/>En vous aidant de la documentation, faites un filtre pour ldapsearch qui ne retourne que le compte « macronm ». Quel est le filtre ? (plusieurs réponses possibles).</text:p>
        </text:list-item>
      </text:list>
      <text:p text:style-name="P9"><text:span text:style-name="Source_20_Text"><text:span text:style-name="T3">[romain.pereira@hpc01 ~]$ ldapsearch -x uid=macronm</text:span></text:span></text:p>
      <text:p text:style-name="P9"><text:span text:style-name="Source_20_Text"># extended LDIF</text:span></text:p>
      <text:p text:style-name="P9"><text:span text:style-name="Source_20_Text">#</text:span></text:p>
      <text:p text:style-name="P9"><text:span text:style-name="Source_20_Text"># LDAPv3</text:span></text:p>
      <text:p text:style-name="P9"><text:span text:style-name="Source_20_Text"># base &lt;dc=ccc,dc=cdc,dc=fr&gt; (default) with scope subtree</text:span></text:p>
      <text:p text:style-name="P9"><text:span text:style-name="Source_20_Text"># filter: uid=macronm</text:span></text:p>
      <text:p text:style-name="P9"><text:span text:style-name="Source_20_Text"># requesting: ALL</text:span></text:p>
      <text:p text:style-name="P9"><text:span text:style-name="Source_20_Text">#</text:span></text:p>
      <text:p text:style-name="P9"><text:span text:style-name="Source_20_Text"/></text:p>
      <text:p text:style-name="P9"><text:span text:style-name="Source_20_Text"># macronm, People, ccc.cdc.fr</text:span></text:p>
      <text:p text:style-name="P9"><text:span text:style-name="Source_20_Text">dn: uid=macronm,ou=People,dc=ccc,dc=cdc,dc=fr</text:span></text:p>
      <text:p text:style-name="P9"><text:span text:style-name="Source_20_Text">objectClass: top</text:span></text:p>
      <text:p text:style-name="P9"><text:span text:style-name="Source_20_Text">objectClass: account</text:span></text:p>
      <text:p text:style-name="P9"><text:span text:style-name="Source_20_Text">objectClass: posixAccount</text:span></text:p>
      <text:p text:style-name="P9"><text:span text:style-name="Source_20_Text">objectClass: shadowAccount</text:span></text:p>
      <text:p text:style-name="P9"><text:span text:style-name="Source_20_Text">cn: macronm</text:span></text:p>
      <text:p text:style-name="P9"><text:span text:style-name="Source_20_Text">uid: macronm</text:span></text:p>
      <text:p text:style-name="P9"><text:span text:style-name="Source_20_Text">uidNumber: 1001</text:span></text:p>
      <text:p text:style-name="P9"><text:span text:style-name="Source_20_Text">gidNumber: 1001</text:span></text:p>
      <text:p text:style-name="P9"><text:span text:style-name="Source_20_Text">homeDirectory: /home/macronm</text:span></text:p>
      <text:p text:style-name="P9"><text:span text:style-name="Source_20_Text">loginShell: /bin/bash</text:span></text:p>
      <text:p text:style-name="P9"><text:span text:style-name="Source_20_Text">gecos: President</text:span></text:p>
      <text:p text:style-name="P9"><text:span text:style-name="Source_20_Text"/></text:p>
      <text:p text:style-name="P9"><text:span text:style-name="Source_20_Text"># search result</text:span></text:p>
      <text:p text:style-name="P9"><text:span text:style-name="Source_20_Text">search: 2</text:span></text:p>
      <text:p text:style-name="P9"><text:span text:style-name="Source_20_Text">result: 0 Success</text:span></text:p>
      <text:p text:style-name="P9"><text:span text:style-name="Source_20_Text"/></text:p>
      <text:p text:style-name="P9"><text:span text:style-name="Source_20_Text"># numResponses: 2</text:span></text:p>
      <text:p text:style-name="P9"><text:span text:style-name="Source_20_Text"># numEntries: 1</text:span></text:p>
      <text:p text:style-name="P9"><text:span text:style-name="Source_20_Text"/></text:p>
      <text:list xml:id="list174420139097762" text:continue-numbering="true" text:style-name="WWNum4">
        <text:list-item>
          <text:p text:style-name="P30">Faites un « getent passwd » sur hpc01. </text:p>
          <text:list>
            <text:list-item>
              <text:p text:style-name="P30">Est-ce que le résultat contient des informations du LDAP qui est configuré par défaut ? Pourquoi ? </text:p>
              <text:p text:style-name="P35"><text:span text:style-name="T3">Non</text:span>, car le fichier ‘/etc/nsswitch.conf’ n’est pas configuré pour aller chercher les comptes sur le ldap :</text:p>
              <text:p text:style-name="P36">passwd: <text:s text:c="4"/>files nis sss</text:p>
            </text:list-item>
            <text:list-item>
              <text:p text:style-name="P30">Quel fichier et quelle ligne faudrait-il modifier pour utiliser le ldap ?</text:p>
              <text:p text:style-name="P36">/etc/nsswitch.conf, r<text:span text:style-name="T24">emplacer la ligne ci dessus en ajoutant</text:span>:</text:p>
              <text:p text:style-name="P40">passwd: <text:s text:c="4"/>files nis sss <text:span text:style-name="T3">ldap</text:span></text:p>
            </text:list-item>
            <text:list-item>
              <text:p text:style-name="P30">D’où viennent les informations retournées par getent passwd ?</text:p>
            </text:list-item>
          </text:list>
        </text:list-item>
      </text:list>
      <text:p text:style-name="List_20_Paragraph"><text:tab/><text:span text:style-name="T20">Elles viennent du fichier local /etc/passwd ou du réseau nis</text:span></text:p>
      <text:p text:style-name="P22"/>
      <text:h text:style-name="Heading_20_2" text:outline-level="2">LDAP en python</text:h>
      <text:p text:style-name="Standard">Lancez » python » sur hpc01:</text:p>
      <text:p text:style-name="P24">[andrieuj@hpc01 ~]$ python</text:p>
      <text:p text:style-name="P2">Python 2.7.5 (default, Aug <text:s/>4 2017, 00:39:18) </text:p>
      <text:p text:style-name="P25">[GCC 4.8.5 20150623 (Red Hat 4.8.5-16)] on linux2</text:p>
      <text:p text:style-name="P25">Type "help", "copyright", "credits" or "license" for more information.</text:p>
      <text:p text:style-name="P26">&gt;&gt;&gt;</text:p>
      <text:p text:style-name="Standard">Importez le module ldap:</text:p>
      <text:p text:style-name="P1">&gt;&gt;&gt; import ldap</text:p>
      <text:p text:style-name="Standard">Ouvrez une connexion vers hpc01</text:p>
      <text:p text:style-name="P1">&gt;&gt;&gt; conn = ldap.open("hpc01")</text:p>
      <text:p text:style-name="Standard"><text:soft-page-break/>Faites un bind </text:p>
      <text:p text:style-name="P1">&gt;&gt;&gt; conn.simple_bind()</text:p>
      <text:list xml:id="list174420844047591" text:continue-numbering="true" text:style-name="WWNum4">
        <text:list-item>
          <text:p text:style-name="P30">Est-ce que python à ouvert une connexion avec le serveur ldap ?</text:p>
          <text:p text:style-name="P35">Oui, en regardant le processus via strace, on obtient la sortie :</text:p>
          <text:p text:style-name="P36"><text:span text:style-name="Source_20_Text"><text:span text:style-name="T5">[romain.pereira@hpc01 ~]$ strace -e connect -p 45537</text:span></text:span></text:p>
          <text:p text:style-name="P35"><text:span text:style-name="Source_20_Text"><text:span text:style-name="T5">strace: Process 45537 attached</text:span></text:span></text:p>
          <text:p text:style-name="P35"><text:span text:style-name="Source_20_Text"><text:span text:style-name="T5">connect(3, {sa_family=AF_INET, sin_port=htons(389), sin_addr=inet_addr("192.168.1.21")}, 16) = 0</text:span></text:span></text:p>
        </text:list-item>
      </text:list>
      <text:p text:style-name="Standard">Faites une recherche avec :</text:p>
      <text:p text:style-name="P28">&gt;&gt;&gt; result = conn.search("DC=ccc,DC=cdc,DC=fr", ldap.SCOPE_SUBTREE,"uid=macron*")</text:p>
      <text:list xml:id="list174419309904100" text:continue-numbering="true" text:style-name="WWNum4">
        <text:list-item>
          <text:p text:style-name="P30">Indiquez à quoi correspondent les 3 paramètres de l’appel</text:p>
          <text:p text:style-name="P41">- « DC=ccc,DC=cdc,DC=fr » : liste des DC utilisé dans la requête</text:p>
          <text:p text:style-name="P41">- « ldap.SCOPE_SUBTREE » : scope utilisé dans la requête</text:p>
          <text:p text:style-name="P41">- « uid=macron* » : filtre utilisé dans la requête</text:p>
        </text:list-item>
      </text:list>
      <text:p text:style-name="Standard">Récupérez le contenu du résultat :</text:p>
      <text:p text:style-name="P1">&gt;&gt;&gt; data = conn.result(result)</text:p>
      <text:p text:style-name="Standard">Affichez le résultat avec </text:p>
      <text:p text:style-name="P1">&gt;&gt;&gt; from pprint import pprint</text:p>
      <text:p text:style-name="P1">&gt;&gt;&gt;pprint(data, indent=4)</text:p>
      <text:p text:style-name="P7"><text:span text:style-name="Source_20_Text"><text:span text:style-name="T9">( <text:s text:c="2"/>101,</text:span></text:span></text:p>
      <text:p text:style-name="P7"><text:span text:style-name="Source_20_Text"><text:span text:style-name="T9"><text:s text:c="4"/>[ <text:s text:c="2"/>( <text:s text:c="2"/>'uid=macronm,ou=People,dc=ccc,dc=cdc,dc=fr',</text:span></text:span></text:p>
      <text:p text:style-name="P7"><text:span text:style-name="Source_20_Text"><text:span text:style-name="T9"><text:s text:c="12"/>{ <text:s text:c="2"/>'cn': ['macronm'],</text:span></text:span></text:p>
      <text:p text:style-name="P7"><text:span text:style-name="Source_20_Text"><text:span text:style-name="T9"><text:s text:c="16"/>'gecos': ['President'],</text:span></text:span></text:p>
      <text:p text:style-name="P7"><text:span text:style-name="Source_20_Text"><text:span text:style-name="T9"><text:s text:c="16"/>'gidNumber': ['1001'],</text:span></text:span></text:p>
      <text:p text:style-name="P7"><text:span text:style-name="Source_20_Text"><text:span text:style-name="T9"><text:s text:c="16"/>'homeDirectory': ['/home/macronm'],</text:span></text:span></text:p>
      <text:p text:style-name="P7"><text:span text:style-name="Source_20_Text"><text:span text:style-name="T9"><text:s text:c="16"/>'loginShell': ['/bin/bash'],</text:span></text:span></text:p>
      <text:p text:style-name="P7"><text:span text:style-name="Source_20_Text"><text:span text:style-name="T9"><text:s text:c="16"/>'objectClass': [ <text:s text:c="2"/>'top',</text:span></text:span></text:p>
      <text:p text:style-name="P7"><text:span text:style-name="Source_20_Text"><text:span text:style-name="T9"><text:s text:c="35"/>'account',</text:span></text:span></text:p>
      <text:p text:style-name="P7"><text:span text:style-name="Source_20_Text"><text:span text:style-name="T9"><text:s text:c="35"/>'posixAccount',</text:span></text:span></text:p>
      <text:p text:style-name="P7"><text:span text:style-name="Source_20_Text"><text:span text:style-name="T9"><text:s text:c="35"/>'shadowAccount'],</text:span></text:span></text:p>
      <text:p text:style-name="P7"><text:span text:style-name="Source_20_Text"><text:span text:style-name="T9"><text:s text:c="16"/>'uid': ['macronm'],</text:span></text:span></text:p>
      <text:p text:style-name="P7"><text:span text:style-name="Source_20_Text"><text:span text:style-name="T9"><text:s text:c="16"/>'uidNumber': ['1001']}),</text:span></text:span></text:p>
      <text:p text:style-name="P7"><text:span text:style-name="Source_20_Text"><text:span text:style-name="T9"><text:s text:c="8"/>( <text:s text:c="2"/>'uid=macronb,ou=People,dc=ccc,dc=cdc,dc=fr',</text:span></text:span></text:p>
      <text:p text:style-name="P7"><text:span text:style-name="Source_20_Text"><text:span text:style-name="T9"><text:s text:c="12"/>{ <text:s text:c="2"/>'cn': ['macronb'],</text:span></text:span></text:p>
      <text:p text:style-name="P7"><text:span text:style-name="Source_20_Text"><text:span text:style-name="T9"><text:s text:c="16"/>'gecos': ['Premiere dame'],</text:span></text:span></text:p>
      <text:p text:style-name="P7"><text:span text:style-name="Source_20_Text"><text:span text:style-name="T9"><text:s text:c="16"/>'gidNumber': ['1001'],</text:span></text:span></text:p>
      <text:p text:style-name="P7"><text:span text:style-name="Source_20_Text"><text:span text:style-name="T9"><text:s text:c="16"/>'homeDirectory': ['/home/macronb'],</text:span></text:span></text:p>
      <text:p text:style-name="P7"><text:span text:style-name="Source_20_Text"><text:span text:style-name="T9"><text:s text:c="16"/>'loginShell': ['/bin/bash'],</text:span></text:span></text:p>
      <text:p text:style-name="P7"><text:span text:style-name="Source_20_Text"><text:span text:style-name="T9"><text:s text:c="16"/>'objectClass': [ <text:s text:c="2"/>'top',</text:span></text:span></text:p>
      <text:p text:style-name="P7"><text:span text:style-name="Source_20_Text"><text:span text:style-name="T9"><text:s text:c="35"/>'account',</text:span></text:span></text:p>
      <text:p text:style-name="P7"><text:span text:style-name="Source_20_Text"><text:span text:style-name="T9"><text:s text:c="35"/>'posixAccount',</text:span></text:span></text:p>
      <text:p text:style-name="P7"><text:span text:style-name="Source_20_Text"><text:span text:style-name="T9"><text:s text:c="35"/>'shadowAccount'],</text:span></text:span></text:p>
      <text:p text:style-name="P7"><text:span text:style-name="Source_20_Text"><text:span text:style-name="T9"><text:s text:c="16"/>'uid': ['macronb'],</text:span></text:span></text:p>
      <text:p text:style-name="P7"><text:span text:style-name="Source_20_Text"><text:span text:style-name="T9"><text:s text:c="16"/>'uidNumber': ['1001']})])</text:span></text:span></text:p>
      <text:list xml:id="list174420542107456" text:continue-numbering="true" text:style-name="WWNum4">
        <text:list-item>
          <text:p text:style-name="P30">Décrivez la structure du résultat en précisant ou il y a des listes d’éléments et ou il y a des dictionnaires clé/valeur ?</text:p>
          <text:p text:style-name="P53"><text:span text:style-name="Source_20_Text"><text:span text:style-name="T9">Les listes sont entre crochets « [ … ] »</text:span></text:span></text:p>
          <text:p text:style-name="P53"><text:span text:style-name="Source_20_Text"><text:span text:style-name="T9">Les dictionnaires clé/valeur sont entre accolades : « { … } »</text:span></text:span></text:p>
        </text:list-item>
      </text:list>
      <text:p text:style-name="P24">&gt;&gt;&gt; import ldap.modlist as modlist</text:p>
      <text:p text:style-name="P24">&gt;&gt;&gt; diff = modlist.modifyModlist(data[1][0][1],data[1][1][1])</text:p>
      <text:p text:style-name="P24">&gt;&gt;&gt; diff</text:p>
      <text:p text:style-name="P24">(ou pprint(diff)</text:p>
      <text:list xml:id="list174419566481737" text:continue-numbering="true" text:style-name="WWNum4">
        <text:list-item>
          <text:p text:style-name="P30"><text:soft-page-break/>Qu’est-ce que retourne la commande ? A quoi correspondent les numéros 0 et 1 ?</text:p>
          <text:p text:style-name="P42">La commande renvoie la différence une fois la modification appliqué.</text:p>
          <text:p text:style-name="P42">0 correspond à « ldap.MOD_DELETE » (une suppression)</text:p>
          <text:p text:style-name="P42">1 correspond à « ldap.MOD_ADD » (un ajout)</text:p>
        </text:list-item>
      </text:list>
      <text:p text:style-name="Standard">Génération du LDIF avec l’aide du module ldif</text:p>
      <text:p text:style-name="Standard"><text:span text:style-name="T2">&gt;&gt;&gt; import ldif,sys<text:line-break/>&gt;&gt;&gt; ldif_writer = ldif.LDIFWriter(sys.stdout)<text:line-break/>&gt;&gt;&gt; ldif_write</text:span><text:span text:style-name="T1">r.unparse(data[1][0][0],diff)</text:span></text:p>
      <text:p text:style-name="P6"><text:span text:style-name="Source_20_Text"><text:span text:style-name="T21">dn: uid=macronm,ou=People,dc=ccc,dc=cdc,dc=fr</text:span></text:span></text:p>
      <text:p text:style-name="P6"><text:span text:style-name="Source_20_Text"><text:span text:style-name="T21">changetype: modify</text:span></text:span></text:p>
      <text:p text:style-name="P6"><text:span text:style-name="Source_20_Text"><text:span text:style-name="T21">delete: cn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add: cn</text:span></text:span></text:p>
      <text:p text:style-name="P6"><text:span text:style-name="Source_20_Text"><text:span text:style-name="T21">cn: macronb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delete: gecos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add: gecos</text:span></text:span></text:p>
      <text:p text:style-name="P6"><text:span text:style-name="Source_20_Text"><text:span text:style-name="T21">gecos: Premiere dame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delete: homeDirectory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add: homeDirectory</text:span></text:span></text:p>
      <text:p text:style-name="P6"><text:span text:style-name="Source_20_Text"><text:span text:style-name="T21">homeDirectory: /home/macronb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delete: uid</text:span></text:span></text:p>
      <text:p text:style-name="P6"><text:span text:style-name="Source_20_Text"><text:span text:style-name="T21">-</text:span></text:span></text:p>
      <text:p text:style-name="P6"><text:span text:style-name="Source_20_Text"><text:span text:style-name="T21">add: uid</text:span></text:span></text:p>
      <text:p text:style-name="P6"><text:span text:style-name="Source_20_Text"><text:span text:style-name="T21">uid: macronb</text:span></text:span></text:p>
      <text:p text:style-name="P6"><text:span text:style-name="Source_20_Text"><text:span text:style-name="T21">-</text:span></text:span></text:p>
      <text:list xml:id="list174420020237112" text:continue-numbering="true" text:style-name="WWNum4">
        <text:list-item>
          <text:p text:style-name="P30">Que va essayer de faire ce LDIF si on essaye de l’appliquer ?</text:p>
          <text:p text:style-name="P43">Il va essayer de modifier l’entrée qui correspond au DN</text:p>
          <text:p text:style-name="P54"><text:span text:style-name="Source_20_Text"><text:span text:style-name="T15">« dn : </text:span></text:span><text:span text:style-name="Source_20_Text"><text:span text:style-name="T16">uid=macronm,ou=People,dc=ccc,dc=cdc,dc=</text:span></text:span><text:span text:style-name="Source_20_Text"><text:span text:style-name="T15">fr»</text:span></text:span><text:span text:style-name="Source_20_Text"><text:span text:style-name="T14"> </text:span></text:span></text:p>
          <text:p text:style-name="P30"/>
        </text:list-item>
        <text:list-item>
          <text:p text:style-name="P30">Est-ce que l’on peut l’appliquer ?</text:p>
          <text:p text:style-name="P37">Non</text:p>
          <text:p text:style-name="P37"/>
        </text:list-item>
        <text:list-item>
          <text:p text:style-name="P30">Pourquoi cela ne fonctionnera pas ?</text:p>
        </text:list-item>
      </text:list>
      <text:p text:style-name="P12">On ne peut pas supprimer le champ « uid » car il est utilisé dans le « dn » (distinguished name), index de l’objet dans le LDAP.</text:p>
      <text:p text:style-name="List_20_Paragraph"/>
      <text:list xml:id="list174421047636475" text:continue-numbering="true" text:style-name="WWNum4">
        <text:list-item>
          <text:p text:style-name="P30">Proposez une correction un LDIF pour seulement changer le homeDirectory de macronm sans faire de « add »</text:p>
          <text:p text:style-name="P43">Il suffit de remplacer le « add » par un « replace » sur la ligneconcernant le homeDirectory:</text:p>
          <text:p text:style-name="P29"><text:span text:style-name="Source_20_Text"><text:span text:style-name="T22">replace</text:span></text:span><text:span text:style-name="Source_20_Text"><text:span text:style-name="T21">: homeDirectory</text:span></text:span></text:p>
          <text:p text:style-name="P29"><text:span text:style-name="Source_20_Text"><text:span text:style-name="T21">homeDirectory: /home/macronb</text:span></text:span></text:p>
        </text:list-item>
      </text:list>
      <text:p text:style-name="P1"/>
      <text:p text:style-name="Standard"/>
      <text:p text:style-name="P1"/>
      <text:p text:style-name="Standard"/>
      <text:h text:style-name="Heading_20_2" text:outline-level="2"><text:soft-page-break/>Serveur</text:h>
      <text:p text:style-name="Standard">Récupérez le serveur préconfiguré dans le dossier du TD (dossier « primary »)</text:p>
      <text:p text:style-name="Standard">Pour partir d’une base vide et charger les configurations à partir du fichier, <text:s/>lancez le script « reset_db_and_conf.bash »</text:p>
      <text:p text:style-name="Standard">Pour <text:s/>seulement mettre à jour la configuration, «lancez « update_conf.bash »</text:p>
      <text:p text:style-name="Standard">Pour lancer le serveur, utilisez run_server.bash. Le script indique sur quel port écoute le serveur.</text:p>
      <text:p text:style-name="Standard">La commande lancera le serveur dans un « screen » </text:p>
      <text:p text:style-name="Standard">Pour voir le screen, faire screen –R. Pour relâcher le screen CTRL+A, D.</text:p>
      <text:list xml:id="list174420268927274" text:continue-numbering="true" text:style-name="WWNum4">
        <text:list-item>
          <text:p text:style-name="P30">Partez d’une base vite et lancez le serveur. Faire un ldapsearch <text:s/>en anonyme</text:p>
        </text:list-item>
      </text:list>
      <text:list xml:id="list1178211354234814915" text:style-name="WWNum8">
        <text:list-item>
          <text:list>
            <text:list-item>
              <text:p text:style-name="P55">Quelle <text:s/>commande dois-je faire ?</text:p>
              <text:p text:style-name="P38">[romain.pereira@hpc01 primary]$ sh reset_db_and_conf.bash</text:p>
              <text:p text:style-name="P44">puis</text:p>
              <text:p text:style-name="P38">[romain.pereira@hpc01 primary]$ sh run_server.bash</text:p>
            </text:list-item>
            <text:list-item>
              <text:p text:style-name="P56">Que contient la base ?</text:p>
            </text:list-item>
          </text:list>
        </text:list-item>
      </text:list>
      <text:p text:style-name="P10"><text:tab/>[romain.pereira@hpc01 primary]$ ldapsearch -x -H ldap://hpc01:13009</text:p>
      <text:p text:style-name="P13"><text:tab/># extended LDIF</text:p>
      <text:p text:style-name="P13"><text:tab/>#</text:p>
      <text:p text:style-name="P13"><text:tab/># LDAPv3</text:p>
      <text:p text:style-name="P13"><text:tab/># base &lt;dc=ccc,dc=cdc,dc=fr&gt; (default) with scope subtree</text:p>
      <text:p text:style-name="P13"><text:tab/># filter: (objectclass=*)</text:p>
      <text:p text:style-name="P13"><text:tab/># requesting: ALL</text:p>
      <text:p text:style-name="P13"><text:tab/>#</text:p>
      <text:p text:style-name="P13"><text:tab/></text:p>
      <text:p text:style-name="P13"><text:tab/># search result</text:p>
      <text:p text:style-name="P13"><text:tab/>search: 2</text:p>
      <text:p text:style-name="P13"><text:tab/>result: 32 No such object</text:p>
      <text:p text:style-name="P13"><text:tab/></text:p>
      <text:p text:style-name="P13"><text:tab/># numResponses: 1</text:p>
      <text:p text:style-name="P13"><text:tab/></text:p>
      <text:p text:style-name="P13"><text:tab/>=&gt; La base est vide</text:p>
      <text:list xml:id="list174419822792536" text:continue-list="list174420268927274" text:style-name="WWNum4">
        <text:list-item>
          <text:p text:style-name="P30">En regardant le fichier slapd.conf, indiquez le compte à utiliser pour pouvoir modifier le ldap ?</text:p>
          <text:p text:style-name="P45"># Compte d'admin</text:p>
          <text:p text:style-name="P45"><text:span text:style-name="T3">rootdn</text:span> "cn=admin,dc=ccc,dc=cdc,dc=fr"</text:p>
          <text:p text:style-name="P45">rootpw "admin"</text:p>
          <text:p text:style-name="P57"/>
        </text:list-item>
        <text:list-item>
          <text:p text:style-name="P30">En vous aidant du man, quel command il faut utiliser pour faire un ldapsearch en utilisant le comte admin ?</text:p>
          <text:p text:style-name="P39">[romain.pereira@hpc01 primary]$ ldapsearch -x -H ldap://hpc01:13009 -D cn=admin,dc=ccc,dc=cdc,dc=fr -w admin</text:p>
          <text:p text:style-name="P39"/>
        </text:list-item>
        <text:list-item>
          <text:p text:style-name="P30">Dans le dossier ldif, il y a un script base_ou.ldif</text:p>
          <text:list>
            <text:list-item>
              <text:p text:style-name="P30">Que contient le fichier ?</text:p>
            </text:list-item>
          </text:list>
        </text:list-item>
      </text:list>
      <text:p text:style-name="P14"><text:span text:style-name="Source_20_Text"><text:span text:style-name="T8">[romain.pereira@hpc01 primary]$ cat ldif/base_ou.ldif</text:span></text:span><text:span text:style-name="Source_20_Text"><text:span text:style-name="T5"> </text:span></text:span></text:p>
      <text:p text:style-name="P14"><text:span text:style-name="Source_20_Text"><text:span text:style-name="T5">dn: dc=ccc,dc=cdc,dc=fr</text:span></text:span></text:p>
      <text:p text:style-name="P14"><text:span text:style-name="Source_20_Text"><text:span text:style-name="T5">dc: ccc</text:span></text:span></text:p>
      <text:p text:style-name="P14"><text:span text:style-name="Source_20_Text"><text:span text:style-name="T5">objectClass: top</text:span></text:span></text:p>
      <text:p text:style-name="P14"><text:span text:style-name="Source_20_Text"><text:span text:style-name="T5">objectClass: domain</text:span></text:span></text:p>
      <text:p text:style-name="P14"><text:span text:style-name="Source_20_Text"><text:span text:style-name="T5"/></text:span></text:p>
      <text:p text:style-name="P14"><text:span text:style-name="Source_20_Text"><text:span text:style-name="T5">dn: ou=People, dc=ccc,dc=cdc,dc=fr</text:span></text:span></text:p>
      <text:p text:style-name="P14"><text:span text:style-name="Source_20_Text"><text:span text:style-name="T5">objectClass: top</text:span></text:span></text:p>
      <text:p text:style-name="P14"><text:span text:style-name="Source_20_Text"><text:span text:style-name="T5">objectClass: organizationalUnit</text:span></text:span></text:p>
      <text:p text:style-name="P14"><text:span text:style-name="Source_20_Text"><text:span text:style-name="T5">ou: People</text:span></text:span></text:p>
      <text:p text:style-name="P14"><text:soft-page-break/><text:span text:style-name="Source_20_Text"><text:span text:style-name="T5"/></text:span></text:p>
      <text:p text:style-name="P14"><text:span text:style-name="Source_20_Text"><text:span text:style-name="T5">dn: ou=Group,dc=ccc,dc=cdc,dc=fr</text:span></text:span></text:p>
      <text:p text:style-name="P14"><text:span text:style-name="Source_20_Text"><text:span text:style-name="T5">objectClass: top</text:span></text:span></text:p>
      <text:p text:style-name="P14"><text:span text:style-name="Source_20_Text"><text:span text:style-name="T5">objectClass: organizationalUnit</text:span></text:span></text:p>
      <text:p text:style-name="P14"><text:span text:style-name="Source_20_Text"><text:span text:style-name="T5">ou: Group</text:span></text:span></text:p>
      <text:p text:style-name="P14"><text:span text:style-name="Source_20_Text"><text:span text:style-name="T5"/></text:span></text:p>
      <text:p text:style-name="P15"><text:span text:style-name="Source_20_Text"><text:span text:style-name="T6">Ce fichier contient l’ajout d’</text:span></text:span><text:span text:style-name="Source_20_Text"><text:span text:style-name="T7">o</text:span></text:span><text:span text:style-name="Source_20_Text"><text:span text:style-name="T6">bjet </text:span></text:span><text:span text:style-name="Source_20_Text"><text:span text:style-name="T7">dans le serveur ldap</text:span></text:span></text:p>
      <text:p text:style-name="P15"><text:span text:style-name="Source_20_Text"><text:span text:style-name="T6"/></text:span></text:p>
      <text:list xml:id="list174420685381671" text:continue-numbering="true" text:style-name="WWNum4">
        <text:list-item>
          <text:list>
            <text:list-item>
              <text:p text:style-name="P30">Indiquez la commande <text:span text:style-name="T27">pour</text:span> créer les entrées dans l’annuaire ?</text:p>
              <text:p text:style-name="P58"><text:span text:style-name="Source_20_Text"><text:span text:style-name="T10">[romain.pereira@hpc01 primary]$ ldapadd -x -H ldap://hpc01:13009 -D cn=admin,dc=ccc,dc=cdc,dc=fr -w admin -f ldif/base_ou.ldif</text:span></text:span><text:span text:style-name="Source_20_Text"><text:span text:style-name="T9"> </text:span></text:span></text:p>
              <text:p text:style-name="P58"><text:span text:style-name="Source_20_Text"><text:span text:style-name="T9">adding new entry "dc=ccc,dc=cdc,dc=fr"</text:span></text:span></text:p>
              <text:p text:style-name="P58"><text:span text:style-name="Source_20_Text"><text:span text:style-name="T9">adding new entry "ou=People, dc=ccc,dc=cdc,dc=fr"</text:span></text:span></text:p>
              <text:p text:style-name="P58"><text:span text:style-name="Source_20_Text"><text:span text:style-name="T9">adding new entry "ou=Group,dc=ccc,dc=cdc,dc=fr"</text:span></text:span></text:p>
            </text:list-item>
          </text:list>
        </text:list-item>
      </text:list>
      <text:p text:style-name="List_20_Paragraph"/>
      <text:list xml:id="list174419795477232" text:continue-numbering="true" text:style-name="WWNum4">
        <text:list-item>
          <text:list>
            <text:list-item>
              <text:p text:style-name="P30">Faire un ldapsearch sur la base et copiez/coller le contenu ci-dessous</text:p>
            </text:list-item>
          </text:list>
        </text:list-item>
      </text:list>
      <text:p text:style-name="P11"><text:span text:style-name="Source_20_Text"><text:span text:style-name="T5">[romain.pereira@hpc01 primary]$ ldapsearch -x -H ldap://hpc01:13009 -D cn=admin,dc=ccc,dc=cdc,dc=fr -w admin</text:span></text:span></text:p>
      <text:p text:style-name="P16"><text:span text:style-name="Source_20_Text"><text:span text:style-name="T5"># extended LDIF</text:span></text:span></text:p>
      <text:p text:style-name="P16"><text:span text:style-name="Source_20_Text"><text:span text:style-name="T5">#</text:span></text:span></text:p>
      <text:p text:style-name="P16"><text:span text:style-name="Source_20_Text"><text:span text:style-name="T5"># LDAPv3</text:span></text:span></text:p>
      <text:p text:style-name="P16"><text:span text:style-name="Source_20_Text"><text:span text:style-name="T5"># base &lt;dc=ccc,dc=cdc,dc=fr&gt; (default) with scope subtree</text:span></text:span></text:p>
      <text:p text:style-name="P16"><text:span text:style-name="Source_20_Text"><text:span text:style-name="T5"># filter: (objectclass=*)</text:span></text:span></text:p>
      <text:p text:style-name="P16"><text:span text:style-name="Source_20_Text"><text:span text:style-name="T5"># requesting: ALL</text:span></text:span></text:p>
      <text:p text:style-name="P16"><text:span text:style-name="Source_20_Text"><text:span text:style-name="T5">#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># ccc.cdc.fr</text:span></text:span></text:p>
      <text:p text:style-name="P16"><text:span text:style-name="Source_20_Text"><text:span text:style-name="T5">dn: dc=ccc,dc=cdc,dc=fr</text:span></text:span></text:p>
      <text:p text:style-name="P16"><text:span text:style-name="Source_20_Text"><text:span text:style-name="T5">dc: ccc</text:span></text:span></text:p>
      <text:p text:style-name="P16"><text:span text:style-name="Source_20_Text"><text:span text:style-name="T5">objectClass: top</text:span></text:span></text:p>
      <text:p text:style-name="P16"><text:span text:style-name="Source_20_Text"><text:span text:style-name="T5">objectClass: domain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># People, ccc.cdc.fr</text:span></text:span></text:p>
      <text:p text:style-name="P16"><text:span text:style-name="Source_20_Text"><text:span text:style-name="T5">dn: ou=People,dc=ccc,dc=cdc,dc=fr</text:span></text:span></text:p>
      <text:p text:style-name="P16"><text:span text:style-name="Source_20_Text"><text:span text:style-name="T5">objectClass: top</text:span></text:span></text:p>
      <text:p text:style-name="P16"><text:span text:style-name="Source_20_Text"><text:span text:style-name="T5">objectClass: organizationalUnit</text:span></text:span></text:p>
      <text:p text:style-name="P16"><text:span text:style-name="Source_20_Text"><text:span text:style-name="T5">ou: People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># Group, ccc.cdc.fr</text:span></text:span></text:p>
      <text:p text:style-name="P16"><text:span text:style-name="Source_20_Text"><text:span text:style-name="T5">dn: ou=Group,dc=ccc,dc=cdc,dc=fr</text:span></text:span></text:p>
      <text:p text:style-name="P16"><text:span text:style-name="Source_20_Text"><text:span text:style-name="T5">objectClass: top</text:span></text:span></text:p>
      <text:p text:style-name="P16"><text:span text:style-name="Source_20_Text"><text:span text:style-name="T5">objectClass: organizationalUnit</text:span></text:span></text:p>
      <text:p text:style-name="P16"><text:span text:style-name="Source_20_Text"><text:span text:style-name="T5">ou: Group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># search result</text:span></text:span></text:p>
      <text:p text:style-name="P16"><text:span text:style-name="Source_20_Text"><text:span text:style-name="T5">search: 2</text:span></text:span></text:p>
      <text:p text:style-name="P16"><text:span text:style-name="Source_20_Text"><text:span text:style-name="T5">result: 0 Success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># numResponses: 4</text:span></text:span></text:p>
      <text:p text:style-name="P16"><text:span text:style-name="Source_20_Text"><text:span text:style-name="T5"># numEntries: 3</text:span></text:span></text:p>
      <text:p text:style-name="List_20_Paragraph"/>
      <text:list xml:id="list174420192185950" text:continue-numbering="true" text:style-name="WWNum4">
        <text:list-item>
          <text:p text:style-name="P30">Créez un fichier ldif pour ajouter une OU « Administrato rs » à la base</text:p>
          <text:list>
            <text:list-item>
              <text:p text:style-name="P30">Copiez votre ldif ci-dessous</text:p>
              <text:p text:style-name="P46"><text:span text:style-name="Source_20_Text"><text:span text:style-name="T8">[romain.pereira@hpc01 primary]$ cat ldif/my_ou.ldif</text:span></text:span><text:span text:style-name="Source_20_Text"><text:span text:style-name="T5"> </text:span></text:span></text:p>
              <text:p text:style-name="P46"><text:span text:style-name="Source_20_Text"><text:span text:style-name="T5">dn: ou=Administrators, dc=ccc,dc=cdc,dc=fr</text:span></text:span></text:p>
              <text:p text:style-name="P46"><text:span text:style-name="Source_20_Text"><text:span text:style-name="T5">objectClass: top</text:span></text:span></text:p>
              <text:p text:style-name="P46"><text:span text:style-name="Source_20_Text"><text:span text:style-name="T5">objectClass: organizationalUnit</text:span></text:span></text:p>
              <text:p text:style-name="P46"><text:span text:style-name="Source_20_Text"><text:span text:style-name="T5">ou: Administrators</text:span></text:span></text:p>
            </text:list-item>
          </text:list>
        </text:list-item>
      </text:list>
      <text:p text:style-name="P17"/>
      <text:list xml:id="list174419460504260" text:continue-numbering="true" text:style-name="WWNum4">
        <text:list-item>
          <text:list>
            <text:list-item>
              <text:p text:style-name="P30">Créer votre OU dans le LDAP</text:p>
              <text:p text:style-name="P46"><text:span text:style-name="Source_20_Text"><text:span text:style-name="T8">[romain.pereira@hpc01 primary]$ ldapadd -x -H ldap://hpc01:13009 -D cn=admin,dc=ccc,dc=cdc,dc=fr -w admin -f ldif/my_ou.ldif</text:span></text:span><text:span text:style-name="Source_20_Text"><text:span text:style-name="T5"> </text:span></text:span></text:p>
              <text:p text:style-name="P46"><text:span text:style-name="Source_20_Text"><text:span text:style-name="T5">adding new entry "ou=Administrators, dc=ccc,dc=cdc,dc=fr"</text:span></text:span></text:p>
              <text:p text:style-name="P59"><text:soft-page-break/></text:p>
            </text:list-item>
          </text:list>
        </text:list-item>
        <text:list-item>
          <text:p text:style-name="P30">Faites un ldapsearch avec un filtre pour n’avoir que l’OU Administrators et coller le résultat ci-dessous :</text:p>
          <text:p text:style-name="P47"><text:span text:style-name="Source_20_Text"><text:span text:style-name="T8">[romain.pereira@hpc01 primary]$ ldapsearch -x -H ldap://hpc01:13009 -D cn=admin,dc=ccc,dc=cdc,dc=fr -w admin ou=Administrators</text:span></text:span></text:p>
        </text:list-item>
      </text:list>
      <text:p text:style-name="P18"><text:span text:style-name="Source_20_Text"><text:span text:style-name="T5"># extended LDIF</text:span></text:span></text:p>
      <text:p text:style-name="P18"><text:span text:style-name="Source_20_Text"><text:span text:style-name="T5">#</text:span></text:span></text:p>
      <text:p text:style-name="P18"><text:span text:style-name="Source_20_Text"><text:span text:style-name="T5"># LDAPv3</text:span></text:span></text:p>
      <text:p text:style-name="P18"><text:span text:style-name="Source_20_Text"><text:span text:style-name="T5"># base &lt;dc=ccc,dc=cdc,dc=fr&gt; (default) with scope subtree</text:span></text:span></text:p>
      <text:p text:style-name="P18"><text:span text:style-name="Source_20_Text"><text:span text:style-name="T5"># filter: ou=Administrators</text:span></text:span></text:p>
      <text:p text:style-name="P18"><text:span text:style-name="Source_20_Text"><text:span text:style-name="T5"># requesting: ALL</text:span></text:span></text:p>
      <text:p text:style-name="P18"><text:span text:style-name="Source_20_Text"><text:span text:style-name="T5">#</text:span></text:span></text:p>
      <text:p text:style-name="P18"><text:span text:style-name="Source_20_Text"><text:span text:style-name="T5"/></text:span></text:p>
      <text:p text:style-name="P18"><text:span text:style-name="Source_20_Text"><text:span text:style-name="T5"># Administrators, ccc.cdc.fr</text:span></text:span></text:p>
      <text:p text:style-name="P18"><text:span text:style-name="Source_20_Text"><text:span text:style-name="T5">dn: ou=Administrators,dc=ccc,dc=cdc,dc=fr</text:span></text:span></text:p>
      <text:p text:style-name="P18"><text:span text:style-name="Source_20_Text"><text:span text:style-name="T5">objectClass: top</text:span></text:span></text:p>
      <text:p text:style-name="P18"><text:span text:style-name="Source_20_Text"><text:span text:style-name="T5">objectClass: organizationalUnit</text:span></text:span></text:p>
      <text:p text:style-name="P18"><text:span text:style-name="Source_20_Text"><text:span text:style-name="T5">ou: Administrators</text:span></text:span></text:p>
      <text:p text:style-name="P18"><text:span text:style-name="Source_20_Text"><text:span text:style-name="T5"/></text:span></text:p>
      <text:p text:style-name="P18"><text:span text:style-name="Source_20_Text"><text:span text:style-name="T5"># search result</text:span></text:span></text:p>
      <text:p text:style-name="P18"><text:span text:style-name="Source_20_Text"><text:span text:style-name="T5">search: 2</text:span></text:span></text:p>
      <text:p text:style-name="P18"><text:span text:style-name="Source_20_Text"><text:span text:style-name="T5">result: 0 Success</text:span></text:span></text:p>
      <text:p text:style-name="P18"><text:span text:style-name="Source_20_Text"><text:span text:style-name="T5"/></text:span></text:p>
      <text:p text:style-name="P18"><text:span text:style-name="Source_20_Text"><text:span text:style-name="T5"># numResponses: 2</text:span></text:span></text:p>
      <text:p text:style-name="P18"><text:span text:style-name="Source_20_Text"><text:span text:style-name="T5"># numEntries: 1</text:span></text:span></text:p>
      <text:p text:style-name="Standard">Ajouter également le l’utilisateur « Edouard Philippe » <text:s/>avec le fichier LDIF « 1st_person.ldif »</text:p>
      <text:p text:style-name="Standard">Une fois l’utilisateur créer, faites un LDIF pour ajouter votre utilisateur (cn=Prenom nom, …) dans l’OU people.</text:p>
      <text:list xml:id="list174420412826783" text:continue-numbering="true" text:style-name="WWNum4">
        <text:list-item>
          <text:p text:style-name="P30">Copiez coller le ldif de l’objet vous représentant ci-dessous :</text:p>
        </text:list-item>
      </text:list>
      <text:p text:style-name="P21"><text:span text:style-name="Source_20_Text"><text:span text:style-name="T10">[romain.pereira@hpc01 primary]$ cat ldif/me_person.ldif</text:span></text:span><text:span text:style-name="Source_20_Text"><text:span text:style-name="T9"> </text:span></text:span></text:p>
      <text:p text:style-name="P21"><text:span text:style-name="Source_20_Text"><text:span text:style-name="T9">dn: uid=pereirar,ou=People,dc=ccc,dc=cdc,dc=fr</text:span></text:span></text:p>
      <text:p text:style-name="P21"><text:span text:style-name="Source_20_Text"><text:span text:style-name="T9">objectClass: top</text:span></text:span></text:p>
      <text:p text:style-name="P21"><text:span text:style-name="Source_20_Text"><text:span text:style-name="T9">objectClass: person</text:span></text:span></text:p>
      <text:p text:style-name="P21"><text:span text:style-name="Source_20_Text"><text:span text:style-name="T9">objectClass: posixAccount</text:span></text:span></text:p>
      <text:p text:style-name="P21"><text:span text:style-name="Source_20_Text"><text:span text:style-name="T9">objectClass: shadowAccount</text:span></text:span></text:p>
      <text:p text:style-name="P21"><text:span text:style-name="Source_20_Text"><text:span text:style-name="T9">cn: Romain Pereira</text:span></text:span></text:p>
      <text:p text:style-name="P21"><text:span text:style-name="Source_20_Text"><text:span text:style-name="T9">sn: Pereira</text:span></text:span></text:p>
      <text:p text:style-name="P21"><text:span text:style-name="Source_20_Text"><text:span text:style-name="T9">uid: pereirar</text:span></text:span></text:p>
      <text:p text:style-name="P21"><text:span text:style-name="Source_20_Text"><text:span text:style-name="T9">uidNumber:2002</text:span></text:span></text:p>
      <text:p text:style-name="P21"><text:span text:style-name="Source_20_Text"><text:span text:style-name="T9">gidNumber:2002</text:span></text:span></text:p>
      <text:p text:style-name="P21"><text:span text:style-name="Source_20_Text"><text:span text:style-name="T9">homeDirectory: /home/pereirar</text:span></text:span></text:p>
      <text:p text:style-name="P21"><text:span text:style-name="Source_20_Text"><text:span text:style-name="T9">loginShell: /bin/bash</text:span></text:span></text:p>
      <text:p text:style-name="P21"><text:span text:style-name="Source_20_Text"><text:span text:style-name="T9">gecos: Etudiant ENSIIE</text:span></text:span></text:p>
      <text:p text:style-name="P21"><text:span text:style-name="Source_20_Text"><text:span text:style-name="T9"/></text:span></text:p>
      <text:p text:style-name="P21"><text:span text:style-name="Source_20_Text"><text:span text:style-name="T10">[romain.pereira@hpc01 primary]$ ldapadd -x -H ldap://hpc01:13009 -D cn=admin,dc=ccc,dc=cdc,dc=fr -w admin -f ldif/me_person.ldif</text:span></text:span><text:span text:style-name="Source_20_Text"><text:span text:style-name="T9"> </text:span></text:span></text:p>
      <text:p text:style-name="P21"><text:span text:style-name="Source_20_Text"><text:span text:style-name="T9">adding new entry "uid=pereirar,ou=People,dc=ccc,dc=cdc,dc=fr"</text:span></text:span></text:p>
      <text:p text:style-name="P21"><text:span text:style-name="Source_20_Text"><text:span text:style-name="T9"/></text:span></text:p>
      <text:list xml:id="list174421152234548" text:continue-numbering="true" text:style-name="WWNum4">
        <text:list-item>
          <text:p text:style-name="P30">A l’aide du LDIF mod_attr.ldif modifiez le numéro de téléphone de « Edouard Philippe ».<text:line-break/>Copiez/coller la commande et le résultat ci-dessous :</text:p>
          <text:p text:style-name="P48"><text:span text:style-name="Source_20_Text"><text:span text:style-name="T3">[romain.pereira@hpc01 primary]$ ldapmodify -x -H ldap://hpc01:13009 -D cn=admin,dc=ccc,dc=cdc,dc=fr -w admin -f ldif/mod_attr.ldif</text:span></text:span><text:span text:style-name="Source_20_Text"> </text:span></text:p>
          <text:p text:style-name="P48"><text:span text:style-name="Source_20_Text">modifying entry "uid=philippee,ou=People,dc=ccc,dc=cdc,dc=fr"</text:span></text:p>
        </text:list-item>
      </text:list>
      <text:p text:style-name="P21"/>
      <text:p text:style-name="P21"/>
      <text:p text:style-name="P21"/>
      <text:p text:style-name="P21"/>
      <text:p text:style-name="P21"/>
      <text:list xml:id="list174419917361225" text:continue-numbering="true" text:style-name="WWNum4">
        <text:list-item>
          <text:p text:style-name="P33"><text:soft-page-break/>En modifiant mod_attr.ldif, essayez de modifier le numéro de téléphone d’Emmanuel Macron. Pourquoi est-ce que cela ne fonctionne pas ? Que faudrait t’il changer ? (Comparez les deux objets pour vous aider).</text:p>
          <text:p text:style-name="P49"><text:span text:style-name="T4">[romain.pereira@hpc01 primary]$ ldapadd -x -H ldap://hpc01:13009 -D cn=admin,dc=ccc,dc=cdc,dc=fr -w admin -f ldif/2d_person.ldif</text:span><text:span text:style-name="T28"> </text:span></text:p>
          <text:p text:style-name="P50">adding new entry "uid=macronm,ou=People,dc=ccc,dc=cdc,dc=fr"</text:p>
          <text:p text:style-name="P50"/>
          <text:p text:style-name="P33"><text:span text:style-name="T19">[romain.pereira@hpc01 primary]$ ldapmodify -x -H ldap://hpc01:13009 -D cn=admin,dc=ccc,dc=cdc,dc=fr -w admin -f ldif/mod_attr.ldif</text:span><text:span text:style-name="T23"> </text:span></text:p>
          <text:p text:style-name="P50">modifying entry "uid=macronm,ou=People,dc=ccc,dc=cdc,dc=fr"</text:p>
          <text:p text:style-name="P50">ldap_modify: Object class violation (65)</text:p>
          <text:p text:style-name="P33"><text:span text:style-name="T23"><text:s text:c="8"/>additional info: attribute 'telephoneNumber' not allowed</text:span><text:line-break/></text:p>
          <text:p text:style-name="P50">=&gt; On ne peut pas modifier le numéro de téléphone d’Emmanuel Macron car l<text:span text:style-name="T3">’attribut téléphone n’existe pas </text:span>pour cet objet (cf <text:span text:style-name="T3">2d_person.ldif </text:span>lors de la création de l’objet),</text:p>
          <text:p text:style-name="P51">et que l’objet « Emmanuel Macron » est de type «<text:span text:style-name="T3"> account </text:span>», alors que « Edouard Philippe » est de type «<text:span text:style-name="T3"> person </text:span>».</text:p>
        </text:list-item>
      </text:list>
      <text:p text:style-name="P19"/>
      <text:p text:style-name="P19">Il faudrait donc changer ajouter la class  « person » à l’objet « Emmanuel Macron »</text:p>
      <text:list xml:id="list174420955764117" text:continue-numbering="true" text:style-name="WWNum4">
        <text:list-header>
          <text:p text:style-name="P60"/>
        </text:list-header>
      </text:list>
      <text:p text:style-name="P1"># Minimum à réaliser en séance.<text:line-break/></text:p>
      <text:list xml:id="list174420905531590" text:continue-numbering="true" text:style-name="WWNum4">
        <text:list-item>
          <text:p text:style-name="P30">A l’aide de la commande ldapmodrdn ou ldapmodify</text:p>
          <text:list>
            <text:list-item>
              <text:p text:style-name="P30">Changer le le rdn de votre utilisateur (changement d’uid). Copiez/coller votre commande avec le résultat ci-dessous.</text:p>
            </text:list-item>
            <text:list-item>
              <text:p text:style-name="P30">Déplacer votre utilisateur dans l’OU administrators. Copiez/coller votre commande avec le résultat ci-dessous.</text:p>
            </text:list-item>
          </text:list>
        </text:list-item>
      </text:list>
      <text:p text:style-name="Standard">Ajoutez les utilisateurs « Emmanuel Macron » et « Brigitte Macron » avec les ldif « 2d_person.ldif » et « 3d_person.ldif ».</text:p>
      <text:list xml:id="list174421150225114" text:continue-numbering="true" text:style-name="WWNum4">
        <text:list-item>
          <text:p text:style-name="P30">Créer un groupe de type « posixGroup » <text:s/>appelé « Gouverment » dans l’OU « Group » : Copiez Coller le LDIF et la commande pour l’ajout du groupe </text:p>
        </text:list-item>
        <text:list-item>
          <text:p text:style-name="P30">Ajoutez les 3 comptes de l’OU people dans le groupe gouvernement. Copiez Coller le LDIF et/ou la commande utilisée ci-dessous</text:p>
        </text:list-item>
        <text:list-item>
          <text:p text:style-name="P30">Faites un ldapsearch -LLL <text:s text:c="2"/>-x –H URI_DU_SERVEUR et le copier/coller à la fin du fichier.</text:p>
        </text:list-item>
      </text:list>
      <text:p text:style-name="Standard"/>
      <text:h text:style-name="Heading_20_3" text:outline-level="3">Réplication</text:h>
      <text:p text:style-name="Standard"/>
      <text:p text:style-name="Standard">Mettez en place une réplication entre le serveur primaire <text:s/>et secondaire.</text:p>
      <text:p text:style-name="Standard">Côté serveur primaire, ajoutez dans la configuration :</text:p>
      <text:p text:style-name="P2">« moduleload syncprov.la »</text:p>
      <text:p text:style-name="P2">« overlay syncprov » </text:p>
      <text:p text:style-name="P2"/>
      <text:list xml:id="list174421094719884" text:continue-numbering="true" text:style-name="WWNum4">
        <text:list-item>
          <text:p text:style-name="P30">A quoi sert cette ligne de configuration ?</text:p>
        </text:list-item>
      </text:list>
      <text:p text:style-name="Standard">Côté serveur secondaire ajoutez:</text:p>
      <text:p text:style-name="Standard"><text:soft-page-break/>« moduleload syncprov.la »</text:p>
      <text:p text:style-name="Standard">Complétez et ajouter également les lignes suivantes (LDAPURI et BASEDN)</text:p>
      <text:p text:style-name="P2">« </text:p>
      <text:p text:style-name="P2">syncrepl rid=123<text:line-break/> <text:s text:c="7"/>provider=ldap://LDAPURI<text:line-break/> <text:s text:c="7"/>type=refreshOnly<text:line-break/> <text:s text:c="7"/>interval=00:00:02:00<text:line-break/> <text:s text:c="7"/>retry="60 +"<text:line-break/> <text:s text:c="7"/>searchbase="BASEDN”<text:line-break/> <text:s text:c="7"/>filter="(objectClass=*)"<text:line-break/> <text:s text:c="7"/>scope=sub</text:p>
      <text:p text:style-name="P2">“</text:p>
      <text:list xml:id="list174420472228820" text:continue-numbering="true" text:style-name="WWNum4">
        <text:list-item>
          <text:p text:style-name="P30">Une fois valider que la réplication fonctionne. Copiez la version corrigée <text:s/>de la configuration du slave ci-dessous</text:p>
        </text:list-item>
        <text:list-item>
          <text:p text:style-name="P30">Essayez de modifier ou d’ajouter une entrée sur le serveur slave ? Quel est le message ? Pourquoi cela ne fonctionne pas ?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EU Jerome 605585</meta:initial-creator>
    <meta:editing-cycles>111</meta:editing-cycles>
    <meta:creation-date>2017-11-17T08:37:00</meta:creation-date>
    <dc:date>2019-03-11T17:43:05.967254002</dc:date>
    <meta:editing-duration>PT22H59M43S</meta:editing-duration>
    <meta:generator>LibreOffice/5.2.7.2$Linux_X86_64 LibreOffice_project/20m0$Build-2</meta:generator>
    <meta:document-statistic meta:table-count="0" meta:image-count="0" meta:object-count="0" meta:page-count="10" meta:paragraph-count="396" meta:word-count="2138" meta:character-count="15678" meta:non-whitespace-character-count="133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F2D56B9.dotm" xlink:href=""/>
  </office:meta>
</office:document-meta>
</file>